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take a boat to the underground cave's
entrance?!”</text:p>
          </table:table-cell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hooooo!!</text:p>
          </table:table-cell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ol it</text:p>
          </table:table-cell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 office:value-type="string">
            <text:p>Soldier “Aaall righty! Hold on tight!!”</text:p>
          </table:table-cell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 office:value-type="string">
            <text:p>Soldier “Yaaaaaaay!! Keep it reaaaal!!”</text:p>
          </table:table-cell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 office:value-type="string">
            <text:p>Soldier “Sorry, I'm kinda new at this...”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head back to shore?!”</text:p>
          </table:table-cell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